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11.836cm"/>
    </style:style>
    <style:style style:name="Table1.B" style:family="table-column">
      <style:table-column-properties style:column-width="3.14cm"/>
    </style:style>
    <style:style style:name="Table1.C" style:family="table-column">
      <style:table-column-properties style:column-width="2.0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template.image(item.picture,'fit')" text:anchor-type="paragraph" svg:width="8.999cm" svg:height="5.001cm" draw:z-index="0"><draw:image xlink:href="Pictures/1000000000000028000000145B20E0B1.png" xlink:type="simple" xlink:show="embed" xlink:actuate="onLoad"/>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&lt;jooscript&gt;
  &lt;insert-around element="table:table-row"&gt;
    [#list items as item]
      &lt;content/&gt;
    [/#list]
  &lt;/insert-around&gt;
&lt;/jooscript&gt;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irko Nasato</meta:initial-creator>
    <meta:creation-date>2006-10-26T18:15:02</meta:creation-date>
    <dc:date>2009-07-08T20:39:14.89</dc:date>
    <meta:editing-cycles>30</meta:editing-cycles>
    <meta:editing-duration>PT03H20M25S</meta:editing-duration>
    <dc:creator>Teddy Liang</dc:creator>
    <meta:document-statistic meta:table-count="1" meta:image-count="1" meta:object-count="0" meta:page-count="1" meta:paragraph-count="6" meta:word-count="8" meta:character-count="51"/>
    <meta:user-defined meta:name="Info 1"/>
    <meta:user-defined meta:name="Info 2"/>
    <meta:user-defined meta:name="Info 3"/>
    <meta:user-defined meta:name="Info 4"/>
  </office:meta>
</office:document-meta>
</file>